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353cm"/>
    </style:style>
    <style:style style:name="gr3" style:family="graphic" style:parent-style-name="standard">
      <style:graphic-properties draw:fill-color="#cccc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54cm"/>
    </style:style>
    <style:style style:name="gr5" style:family="graphic" style:parent-style-name="standard">
      <style:graphic-properties draw:fill-color="#c0c0c0" draw:textarea-horizontal-align="center" draw:textarea-vertical-align="middle"/>
    </style:style>
    <style:style style:name="gr6" style:family="graphic" style:parent-style-name="standard">
      <style:graphic-properties draw:fill-color="#ffffcc" draw:textarea-horizontal-align="center" draw:textarea-vertical-align="middle"/>
    </style:style>
    <style:style style:name="gr7" style:family="graphic" style:parent-style-name="standard">
      <style:graphic-properties draw:fill-color="#c0c0c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5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1.52cm" svg:height="27.87cm" svg:x="0.07cm" svg:y="0.07cm">
          <text:p text:style-name="P2"/>
        </draw:rect>
        <draw:frame draw:style-name="gr2" draw:text-style-name="P3" draw:layer="layout" svg:width="5.38cm" svg:height="1.603cm" svg:x="8.955cm" svg:y="0.349cm">
          <draw:text-box>
            <text:p text:style-name="P2"><text:span text:style-name="T1">Window</text:span></text:p>
          </draw:text-box>
        </draw:frame>
        <draw:rect draw:style-name="gr3" draw:text-style-name="P1" draw:layer="layout" svg:width="19.214cm" svg:height="24.045cm" svg:x="1.323cm" svg:y="2.27cm">
          <text:p text:style-name="P2"/>
        </draw:rect>
        <draw:frame draw:style-name="gr4" draw:text-style-name="P3" draw:layer="layout" svg:width="7.686cm" svg:height="1.604cm" svg:x="8.108cm" svg:y="2.721cm">
          <draw:text-box>
            <text:p text:style-name="P2"><text:span text:style-name="T1">Vertical Box</text:span></text:p>
          </draw:text-box>
        </draw:frame>
        <draw:rect draw:style-name="gr5" draw:text-style-name="P1" draw:layer="layout" svg:width="16.14cm" svg:height="4.52cm" svg:x="2.86cm" svg:y="4.47cm">
          <text:p text:style-name="P2"/>
        </draw:rect>
        <draw:frame draw:style-name="gr4" draw:text-style-name="P3" draw:layer="layout" svg:width="8.738cm" svg:height="1.604cm" svg:x="7.403cm" svg:y="4.738cm">
          <draw:text-box>
            <text:p text:style-name="P2"><text:span text:style-name="T1">Horizontal Box</text:span></text:p>
          </draw:text-box>
        </draw:frame>
        <draw:rect draw:style-name="gr6" draw:text-style-name="P5" draw:layer="layout" svg:width="6.918cm" svg:height="2.261cm" svg:x="3.628cm" svg:y="6.374cm">
          <text:p text:style-name="P4"><text:span text:style-name="T2">Image</text:span></text:p>
        </draw:rect>
        <draw:rect draw:style-name="gr6" draw:text-style-name="P5" draw:layer="layout" svg:width="6.916cm" svg:height="2.261cm" svg:x="11.256cm" svg:y="6.375cm">
          <text:p text:style-name="P4"><text:span text:style-name="T2">Label</text:span></text:p>
        </draw:rect>
        <draw:rect draw:style-name="gr7" draw:text-style-name="P1" draw:layer="layout" svg:width="16.14cm" svg:height="10.201cm" svg:x="2.86cm" svg:y="9.809cm">
          <text:p text:style-name="P2"/>
        </draw:rect>
        <draw:rect draw:style-name="gr5" draw:text-style-name="P1" draw:layer="layout" svg:width="16.14cm" svg:height="4.519cm" svg:x="2.861cm" svg:y="20.959cm">
          <text:p text:style-name="P2"/>
        </draw:rect>
        <draw:frame draw:style-name="gr8" draw:text-style-name="P3" draw:layer="layout" svg:width="10.132cm" svg:height="1.605cm" svg:x="5.838cm" svg:y="21.107cm">
          <draw:text-box>
            <text:p text:style-name="P2"><text:span text:style-name="T1">Horizontal Button Box</text:span></text:p>
          </draw:text-box>
        </draw:frame>
        <draw:rect draw:style-name="gr6" draw:text-style-name="P5" draw:layer="layout" svg:width="5.781cm" svg:height="2.26cm" svg:x="4.524cm" svg:y="22.864cm">
          <text:p text:style-name="P4"><text:span text:style-name="T2">Button</text:span></text:p>
        </draw:rect>
        <draw:rect draw:style-name="gr6" draw:text-style-name="P5" draw:layer="layout" svg:width="5.806cm" svg:height="2.259cm" svg:x="11.641cm" svg:y="22.866cm">
          <text:p text:style-name="P4"><text:span text:style-name="T2">Button</text:span></text:p>
        </draw:rect>
        <draw:frame draw:style-name="gr2" draw:text-style-name="P3" draw:layer="layout" svg:width="8.163cm" svg:height="1.603cm" svg:x="6.972cm" svg:y="10.076cm">
          <draw:text-box>
            <text:p text:style-name="P2"><text:span text:style-name="T1">Scrolled Window</text:span></text:p>
          </draw:text-box>
        </draw:frame>
        <draw:rect draw:style-name="gr6" draw:text-style-name="P5" draw:layer="layout" svg:width="13.835cm" svg:height="7.347cm" svg:x="3.992cm" svg:y="11.952cm">
          <text:p text:style-name="P4"><text:span text:style-name="T2">List View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ichael Lawrence</meta:initial-creator>
    <meta:creation-date>2007-11-12T18:02:53</meta:creation-date>
    <dc:creator>Michael Lawrence</dc:creator>
    <dc:date>2007-12-19T15:52:49</dc:date>
    <meta:editing-cycles>2</meta:editing-cycles>
    <meta:editing-duration>PT1H24M42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